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0e13" officeooo:paragraph-rsid="00bc0e13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99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5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06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07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08" style:family="paragraph" style:parent-style-name="Text_20_body">
      <style:text-properties fo:font-weight="bold" officeooo:paragraph-rsid="00bc9323" style:font-weight-asian="bold" style:font-weight-complex="bold"/>
    </style:style>
    <style:style style:name="P109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0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1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2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3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14" style:family="paragraph" style:parent-style-name="Text_20_body">
      <style:text-properties fo:font-weight="bold" officeooo:rsid="00b724f7" officeooo:paragraph-rsid="00b724f7" style:font-weight-asian="bold" style:font-weight-complex="bold"/>
    </style:style>
    <style:style style:name="P115" style:family="paragraph" style:parent-style-name="Text_20_body">
      <style:text-properties fo:font-weight="bold" officeooo:rsid="00b91b8e" officeooo:paragraph-rsid="00b91b8e" style:font-weight-asian="bold" style:font-weight-complex="bold"/>
    </style:style>
    <style:style style:name="P116" style:family="paragraph" style:parent-style-name="Text_20_body">
      <style:text-properties fo:font-weight="bold" officeooo:rsid="00bca8e1" officeooo:paragraph-rsid="00be47b3" style:font-weight-asian="bold" style:font-weight-complex="bold"/>
    </style:style>
    <style:style style:name="P117" style:family="paragraph" style:parent-style-name="Text_20_body">
      <style:text-properties fo:font-weight="bold" officeooo:rsid="00c8f7b7" officeooo:paragraph-rsid="00c8f7b7" style:font-weight-asian="bold" style:font-weight-complex="bold"/>
    </style:style>
    <style:style style:name="P118" style:family="paragraph" style:parent-style-name="Text_20_body">
      <style:text-properties fo:font-weight="bold" officeooo:rsid="00be43e1" officeooo:paragraph-rsid="00be43e1" style:font-weight-asian="bold" style:font-weight-complex="bold"/>
    </style:style>
    <style:style style:name="P119" style:family="paragraph" style:parent-style-name="Text_20_body">
      <style:text-properties fo:font-weight="bold" officeooo:rsid="00c2bbfb" officeooo:paragraph-rsid="00c2bbfb" style:font-weight-asian="bold" style:font-weight-complex="bold"/>
    </style:style>
    <style:style style:name="P120" style:family="paragraph" style:parent-style-name="Text_20_body">
      <style:text-properties fo:font-weight="bold" officeooo:rsid="00c48a61" officeooo:paragraph-rsid="00c48a61" style:font-weight-asian="bold" style:font-weight-complex="bold"/>
    </style:style>
    <style:style style:name="P121" style:family="paragraph" style:parent-style-name="Text_20_body">
      <style:text-properties fo:font-weight="bold" officeooo:rsid="00c639a1" officeooo:paragraph-rsid="00c639a1" style:font-weight-asian="bold" style:font-weight-complex="bold"/>
    </style:style>
    <style:style style:name="P122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23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24" style:family="paragraph" style:parent-style-name="Text_20_body">
      <style:text-properties fo:font-weight="bold" officeooo:rsid="00cb0980" officeooo:paragraph-rsid="00cb0980" style:font-weight-asian="bold" style:font-weight-complex="bold"/>
    </style:style>
    <style:style style:name="P125" style:family="paragraph" style:parent-style-name="Text_20_body">
      <style:text-properties fo:font-weight="bold" officeooo:rsid="00cbe1a4" officeooo:paragraph-rsid="00b1e9b9" style:font-weight-asian="bold" style:font-weight-complex="bold"/>
    </style:style>
    <style:style style:name="P126" style:family="paragraph" style:parent-style-name="Text_20_body">
      <style:text-properties fo:font-weight="bold" officeooo:rsid="00cd45c2" officeooo:paragraph-rsid="00cd45c2" style:font-weight-asian="bold" style:font-weight-complex="bold"/>
    </style:style>
    <style:style style:name="P127" style:family="paragraph" style:parent-style-name="Text_20_body">
      <style:text-properties fo:font-weight="bold" officeooo:rsid="00c927ba" officeooo:paragraph-rsid="00c927ba" style:font-weight-asian="bold" style:font-weight-complex="bold"/>
    </style:style>
    <style:style style:name="P128" style:family="paragraph" style:parent-style-name="Text_20_body">
      <style:text-properties fo:font-weight="bold" officeooo:rsid="00cee458" officeooo:paragraph-rsid="00cee458" style:font-weight-asian="bold" style:font-weight-complex="bold"/>
    </style:style>
    <style:style style:name="P129" style:family="paragraph" style:parent-style-name="Text_20_body">
      <style:text-properties fo:font-weight="bold" officeooo:rsid="00ab353e" officeooo:paragraph-rsid="00a93696" fo:background-color="#cc3300" style:font-weight-asian="bold" style:font-weight-complex="bold"/>
    </style:style>
    <style:style style:name="P130" style:family="paragraph" style:parent-style-name="Text_20_body">
      <style:text-properties officeooo:paragraph-rsid="001fe097"/>
    </style:style>
    <style:style style:name="P131" style:family="paragraph" style:parent-style-name="Text_20_body">
      <style:text-properties officeooo:rsid="001fe097" officeooo:paragraph-rsid="001fe097"/>
    </style:style>
    <style:style style:name="P132" style:family="paragraph" style:parent-style-name="Text_20_body">
      <style:text-properties officeooo:rsid="00447e98" officeooo:paragraph-rsid="00447e98"/>
    </style:style>
    <style:style style:name="P133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34" style:family="paragraph" style:parent-style-name="Text_20_body">
      <style:text-properties officeooo:rsid="004671d4" officeooo:paragraph-rsid="004671d4"/>
    </style:style>
    <style:style style:name="P135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36" style:family="paragraph" style:parent-style-name="Text_20_body">
      <style:text-properties fo:font-style="normal" officeooo:rsid="00bc0e13" officeooo:paragraph-rsid="00bc0e13" style:font-style-asian="normal" style:font-style-complex="normal"/>
    </style:style>
    <style:style style:name="P137" style:family="paragraph" style:parent-style-name="Text_20_body">
      <style:text-properties fo:font-style="normal" fo:font-weight="bold" officeooo:rsid="00a618b9" officeooo:paragraph-rsid="00a618b9" style:font-style-asian="normal" style:font-weight-asian="bold" style:font-style-complex="normal" style:font-weight-complex="bold"/>
    </style:style>
    <style:style style:name="P138" style:family="paragraph" style:parent-style-name="Text_20_body">
      <style:text-properties officeooo:rsid="0047c3a4" officeooo:paragraph-rsid="0047c3a4"/>
    </style:style>
    <style:style style:name="P139" style:family="paragraph" style:parent-style-name="Text_20_body">
      <style:text-properties officeooo:rsid="005ea977" officeooo:paragraph-rsid="00609b51"/>
    </style:style>
    <style:style style:name="P140" style:family="paragraph" style:parent-style-name="Text_20_body">
      <style:text-properties officeooo:rsid="005ea977" officeooo:paragraph-rsid="0068dc67"/>
    </style:style>
    <style:style style:name="P141" style:family="paragraph" style:parent-style-name="Text_20_body">
      <style:text-properties officeooo:rsid="005ea977" officeooo:paragraph-rsid="0068f0fa"/>
    </style:style>
    <style:style style:name="P142" style:family="paragraph" style:parent-style-name="Text_20_body">
      <style:text-properties officeooo:rsid="005ea977" officeooo:paragraph-rsid="006a11e8"/>
    </style:style>
    <style:style style:name="P143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44" style:family="paragraph" style:parent-style-name="Text_20_body">
      <style:text-properties style:text-underline-style="none" officeooo:rsid="0097dc89" officeooo:paragraph-rsid="00b06f6e"/>
    </style:style>
    <style:style style:name="P145" style:family="paragraph" style:parent-style-name="Text_20_body">
      <style:text-properties officeooo:rsid="0087c024" officeooo:paragraph-rsid="0087c024"/>
    </style:style>
    <style:style style:name="P146" style:family="paragraph" style:parent-style-name="Text_20_body">
      <style:text-properties officeooo:rsid="00a120fc" officeooo:paragraph-rsid="00a120fc"/>
    </style:style>
    <style:style style:name="P147" style:family="paragraph" style:parent-style-name="Text_20_body">
      <style:text-properties officeooo:paragraph-rsid="00507e69"/>
    </style:style>
    <style:style style:name="P148" style:family="paragraph" style:parent-style-name="Text_20_body">
      <style:text-properties officeooo:rsid="00ac4309" officeooo:paragraph-rsid="00a93696"/>
    </style:style>
    <style:style style:name="P149" style:family="paragraph" style:parent-style-name="Text_20_body">
      <style:text-properties officeooo:rsid="00ae2d86" officeooo:paragraph-rsid="00a93696"/>
    </style:style>
    <style:style style:name="P150" style:family="paragraph" style:parent-style-name="Text_20_body">
      <style:text-properties officeooo:rsid="00b0cc9b" officeooo:paragraph-rsid="00b0cc9b"/>
    </style:style>
    <style:style style:name="P151" style:family="paragraph" style:parent-style-name="Text_20_body">
      <style:text-properties officeooo:rsid="00ab27f3" officeooo:paragraph-rsid="00ab27f3"/>
    </style:style>
    <style:style style:name="P152" style:family="paragraph" style:parent-style-name="Text_20_body">
      <style:text-properties officeooo:rsid="00a73a70" officeooo:paragraph-rsid="00a73a70"/>
    </style:style>
    <style:style style:name="P153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54" style:family="paragraph" style:parent-style-name="Text_20_body">
      <style:text-properties officeooo:rsid="00b69f40" officeooo:paragraph-rsid="00b69f40"/>
    </style:style>
    <style:style style:name="P155" style:family="paragraph" style:parent-style-name="Text_20_body">
      <style:text-properties officeooo:rsid="00bc0e13" officeooo:paragraph-rsid="00bc0e13"/>
    </style:style>
    <style:style style:name="P156" style:family="paragraph" style:parent-style-name="Text_20_body">
      <style:text-properties officeooo:rsid="00ba2946" officeooo:paragraph-rsid="00ba2946"/>
    </style:style>
    <style:style style:name="P157" style:family="paragraph" style:parent-style-name="Text_20_body">
      <style:text-properties officeooo:rsid="00b7effa" officeooo:paragraph-rsid="00b7effa"/>
    </style:style>
    <style:style style:name="P158" style:family="paragraph" style:parent-style-name="Text_20_body">
      <style:text-properties officeooo:rsid="00bff5cf" officeooo:paragraph-rsid="00bff5cf"/>
    </style:style>
    <style:style style:name="P159" style:family="paragraph" style:parent-style-name="Text_20_body">
      <style:text-properties officeooo:rsid="00a618b9" officeooo:paragraph-rsid="00a618b9"/>
    </style:style>
    <style:style style:name="P160" style:family="paragraph" style:parent-style-name="Text_20_body">
      <style:text-properties officeooo:rsid="00b8eb13" officeooo:paragraph-rsid="00b8eb13"/>
    </style:style>
    <style:style style:name="P161" style:family="paragraph" style:parent-style-name="Text_20_body">
      <style:text-properties officeooo:rsid="00a81be2" officeooo:paragraph-rsid="00a93696"/>
    </style:style>
    <style:style style:name="P162" style:family="paragraph" style:parent-style-name="Text_20_body">
      <style:text-properties officeooo:rsid="00cd58ed" officeooo:paragraph-rsid="00cd58ed"/>
    </style:style>
    <style:style style:name="P163" style:family="paragraph" style:parent-style-name="Heading_20_3">
      <style:text-properties officeooo:rsid="006dea20" officeooo:paragraph-rsid="006dea20"/>
    </style:style>
    <style:style style:name="P164" style:family="paragraph" style:parent-style-name="Heading_20_3">
      <style:text-properties officeooo:paragraph-rsid="0087a4f3"/>
    </style:style>
    <style:style style:name="P165" style:family="paragraph" style:parent-style-name="Heading_20_3">
      <style:text-properties officeooo:rsid="00447e98" officeooo:paragraph-rsid="00447e98"/>
    </style:style>
    <style:style style:name="P166" style:family="paragraph" style:parent-style-name="Heading_20_3">
      <style:text-properties officeooo:rsid="00bc0e13" officeooo:paragraph-rsid="00bc0e13"/>
    </style:style>
    <style:style style:name="P167" style:family="paragraph" style:parent-style-name="Heading_20_2">
      <style:text-properties officeooo:rsid="00bc0e13" officeooo:paragraph-rsid="00bc0e13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7232" style:font-style-asian="italic" style:font-style-complex="italic"/>
    </style:style>
    <style:style style:name="T13" style:family="text">
      <style:text-properties fo:font-style="italic" officeooo:rsid="0021e8a6" style:font-style-asian="italic" style:font-style-complex="italic"/>
    </style:style>
    <style:style style:name="T14" style:family="text">
      <style:text-properties fo:font-style="italic" officeooo:rsid="0022842d" style:font-style-asian="italic" style:font-style-complex="italic"/>
    </style:style>
    <style:style style:name="T15" style:family="text">
      <style:text-properties fo:font-style="italic" officeooo:rsid="0025867b" style:font-style-asian="italic" style:font-style-complex="italic"/>
    </style:style>
    <style:style style:name="T16" style:family="text">
      <style:text-properties fo:font-style="italic" officeooo:rsid="002f238a" style:font-style-asian="italic" style:font-style-complex="italic"/>
    </style:style>
    <style:style style:name="T17" style:family="text">
      <style:text-properties fo:font-style="italic" officeooo:rsid="004920e6" style:font-style-asian="italic" style:font-style-complex="italic"/>
    </style:style>
    <style:style style:name="T18" style:family="text">
      <style:text-properties fo:font-style="italic" officeooo:rsid="005b09d3" style:font-style-asian="italic" style:font-style-complex="italic"/>
    </style:style>
    <style:style style:name="T19" style:family="text">
      <style:text-properties fo:font-style="italic" officeooo:rsid="006200fd" style:font-style-asian="italic" style:font-style-complex="italic"/>
    </style:style>
    <style:style style:name="T20" style:family="text">
      <style:text-properties fo:font-style="italic" officeooo:rsid="00625baa" style:font-style-asian="italic" style:font-style-complex="italic"/>
    </style:style>
    <style:style style:name="T21" style:family="text">
      <style:text-properties fo:font-style="italic" officeooo:rsid="0062a451" style:font-style-asian="italic" style:font-style-complex="italic"/>
    </style:style>
    <style:style style:name="T22" style:family="text">
      <style:text-properties fo:font-style="italic" officeooo:rsid="00c18732" style:font-style-asian="italic" style:font-style-complex="italic"/>
    </style:style>
    <style:style style:name="T23" style:family="text">
      <style:text-properties fo:font-style="italic" officeooo:rsid="00c25d47" style:font-style-asian="italic" style:font-style-complex="italic"/>
    </style:style>
    <style:style style:name="T24" style:family="text">
      <style:text-properties fo:font-style="italic" officeooo:rsid="00c3cb7b" style:font-style-asian="italic" style:font-style-complex="italic"/>
    </style:style>
    <style:style style:name="T25" style:family="text">
      <style:text-properties fo:font-style="italic" officeooo:rsid="00c4c544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1af58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98bdf" style:font-style-asian="italic" style:font-weight-asian="normal" style:font-style-complex="italic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97232" style:font-style-asian="normal" style:font-style-complex="normal"/>
    </style:style>
    <style:style style:name="T35" style:family="text">
      <style:text-properties fo:font-style="normal" officeooo:rsid="0021e8a6" style:font-style-asian="normal" style:font-style-complex="normal"/>
    </style:style>
    <style:style style:name="T36" style:family="text">
      <style:text-properties fo:font-style="normal" officeooo:rsid="0022842d" style:font-style-asian="normal" style:font-style-complex="normal"/>
    </style:style>
    <style:style style:name="T37" style:family="text">
      <style:text-properties fo:font-style="normal" officeooo:rsid="002f238a" style:font-style-asian="normal" style:font-style-complex="normal"/>
    </style:style>
    <style:style style:name="T38" style:family="text">
      <style:text-properties fo:font-style="normal" officeooo:rsid="00609b51" style:font-style-asian="normal" style:font-style-complex="normal"/>
    </style:style>
    <style:style style:name="T39" style:family="text">
      <style:text-properties fo:font-style="normal" officeooo:rsid="006200fd" style:font-style-asian="normal" style:font-style-complex="normal"/>
    </style:style>
    <style:style style:name="T40" style:family="text">
      <style:text-properties fo:font-style="normal" officeooo:rsid="00377ea4" style:font-style-asian="normal" style:font-style-complex="normal"/>
    </style:style>
    <style:style style:name="T41" style:family="text">
      <style:text-properties fo:font-style="normal" officeooo:rsid="00b724f7" style:font-style-asian="normal" style:font-style-complex="normal"/>
    </style:style>
    <style:style style:name="T42" style:family="text">
      <style:text-properties fo:font-style="normal" officeooo:rsid="00c18732" style:font-style-asian="normal" style:font-style-complex="normal"/>
    </style:style>
    <style:style style:name="T43" style:family="text">
      <style:text-properties fo:font-style="normal" officeooo:rsid="00c25d47" style:font-style-asian="normal" style:font-style-complex="normal"/>
    </style:style>
    <style:style style:name="T44" style:family="text">
      <style:text-properties fo:font-style="normal" officeooo:rsid="00c3cb7b" style:font-style-asian="normal" style:font-style-complex="normal"/>
    </style:style>
    <style:style style:name="T45" style:family="text">
      <style:text-properties fo:font-style="normal" officeooo:rsid="00c4c544" style:font-style-asian="normal" style:font-style-complex="normal"/>
    </style:style>
    <style:style style:name="T46" style:family="text">
      <style:text-properties fo:font-style="normal" officeooo:rsid="00c5a3ff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b724f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be47b3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c98bdf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background-color="#ffff00" loext:char-shading-value="0" style:font-style-asian="normal" style:font-style-complex="normal"/>
    </style:style>
    <style:style style:name="T62" style:family="text">
      <style:text-properties fo:font-style="normal" officeooo:rsid="00377ea4" fo:background-color="#ffff00" loext:char-shading-value="0" style:font-style-asian="normal" style:font-style-complex="normal"/>
    </style:style>
    <style:style style:name="T63" style:family="text">
      <style:text-properties fo:font-style="normal" fo:background-color="#ff99ff" loext:char-shading-value="0" style:font-style-asian="normal" style:font-style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2edb5a" style:font-weight-asian="bold" style:font-weight-complex="bold"/>
    </style:style>
    <style:style style:name="T66" style:family="text">
      <style:text-properties fo:font-weight="bold" officeooo:rsid="003cbbeb" style:font-weight-asian="bold" style:font-weight-complex="bold"/>
    </style:style>
    <style:style style:name="T67" style:family="text">
      <style:text-properties fo:font-weight="bold" officeooo:rsid="002fff7d" style:font-weight-asian="bold" style:font-weight-complex="bold"/>
    </style:style>
    <style:style style:name="T68" style:family="text">
      <style:text-properties fo:font-weight="bold" officeooo:rsid="00829edc" style:font-weight-asian="bold" style:font-weight-complex="bold"/>
    </style:style>
    <style:style style:name="T69" style:family="text">
      <style:text-properties fo:font-weight="bold" officeooo:rsid="0085a84a" style:font-weight-asian="bold" style:font-weight-complex="bold"/>
    </style:style>
    <style:style style:name="T70" style:family="text">
      <style:text-properties fo:font-weight="bold" officeooo:rsid="008710da" style:font-weight-asian="bold" style:font-weight-complex="bold"/>
    </style:style>
    <style:style style:name="T71" style:family="text">
      <style:text-properties fo:font-weight="bold" officeooo:rsid="00af3677" style:font-weight-asian="bold" style:font-weight-complex="bold"/>
    </style:style>
    <style:style style:name="T72" style:family="text">
      <style:text-properties fo:font-weight="bold" fo:background-color="#ff99ff" loext:char-shading-value="0" style:font-weight-asian="bold" style:font-weight-complex="bold"/>
    </style:style>
    <style:style style:name="T73" style:family="text">
      <style:text-properties officeooo:rsid="0017fd55"/>
    </style:style>
    <style:style style:name="T74" style:family="text">
      <style:text-properties officeooo:rsid="00197232"/>
    </style:style>
    <style:style style:name="T75" style:family="text">
      <style:text-properties officeooo:rsid="001a1df8"/>
    </style:style>
    <style:style style:name="T76" style:family="text">
      <style:text-properties officeooo:rsid="001be258"/>
    </style:style>
    <style:style style:name="T77" style:family="text">
      <style:text-properties officeooo:rsid="001dbf4c"/>
    </style:style>
    <style:style style:name="T78" style:family="text">
      <style:text-properties officeooo:rsid="0021e8a6"/>
    </style:style>
    <style:style style:name="T79" style:family="text">
      <style:text-properties officeooo:rsid="0022842d"/>
    </style:style>
    <style:style style:name="T80" style:family="text">
      <style:text-properties officeooo:rsid="00244e39"/>
    </style:style>
    <style:style style:name="T81" style:family="text">
      <style:text-properties officeooo:rsid="0025867b"/>
    </style:style>
    <style:style style:name="T82" style:family="text">
      <style:text-properties officeooo:rsid="002edb5a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2fff7d" style:font-weight-asian="normal" style:font-weight-complex="normal"/>
    </style:style>
    <style:style style:name="T85" style:family="text">
      <style:text-properties fo:font-weight="normal" officeooo:rsid="003cbbeb" style:font-weight-asian="normal" style:font-weight-complex="normal"/>
    </style:style>
    <style:style style:name="T86" style:family="text">
      <style:text-properties fo:font-weight="normal" officeooo:rsid="00514f0e" style:font-weight-asian="normal" style:font-weight-complex="normal"/>
    </style:style>
    <style:style style:name="T87" style:family="text">
      <style:text-properties fo:font-weight="normal" officeooo:rsid="00a145c2" style:font-weight-asian="normal" style:font-weight-complex="normal"/>
    </style:style>
    <style:style style:name="T88" style:family="text">
      <style:text-properties fo:font-weight="normal" officeooo:rsid="00b0e5a4" style:font-weight-asian="normal" style:font-weight-complex="normal"/>
    </style:style>
    <style:style style:name="T89" style:family="text">
      <style:text-properties fo:font-weight="normal" officeooo:rsid="00507e69" style:font-weight-asian="normal" style:font-weight-complex="normal"/>
    </style:style>
    <style:style style:name="T90" style:family="text">
      <style:text-properties fo:font-weight="normal" officeooo:rsid="00acdcd6" style:font-weight-asian="normal" style:font-weight-complex="normal"/>
    </style:style>
    <style:style style:name="T91" style:family="text">
      <style:text-properties fo:font-weight="normal" officeooo:rsid="00ae892b" style:font-weight-asian="normal" style:font-weight-complex="normal"/>
    </style:style>
    <style:style style:name="T92" style:family="text">
      <style:text-properties fo:font-weight="normal" officeooo:rsid="00b9beee" style:font-weight-asian="normal" style:font-weight-complex="normal"/>
    </style:style>
    <style:style style:name="T93" style:family="text">
      <style:text-properties fo:font-weight="normal" officeooo:rsid="00c1af58" style:font-weight-asian="normal" style:font-weight-complex="normal"/>
    </style:style>
    <style:style style:name="T94" style:family="text">
      <style:text-properties fo:font-weight="normal" officeooo:rsid="00cecca6" style:font-weight-asian="normal" style:font-weight-complex="normal"/>
    </style:style>
    <style:style style:name="T95" style:family="text">
      <style:text-properties fo:font-weight="normal" officeooo:rsid="00d0f335" style:font-weight-asian="normal" style:font-weight-complex="normal"/>
    </style:style>
    <style:style style:name="T96" style:family="text">
      <style:text-properties fo:font-weight="normal" officeooo:rsid="00d1dc8c" style:font-weight-asian="normal" style:font-weight-complex="normal"/>
    </style:style>
    <style:style style:name="T97" style:family="text">
      <style:text-properties officeooo:rsid="004c73d4"/>
    </style:style>
    <style:style style:name="T98" style:family="text">
      <style:text-properties officeooo:rsid="004e26c9"/>
    </style:style>
    <style:style style:name="T99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100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101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102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103" style:family="text">
      <style:text-properties style:font-name="Liberation Serif" fo:font-size="13pt" fo:font-weight="bold" officeooo:rsid="00ba7226" style:font-size-asian="13pt" style:font-weight-asian="bold" style:font-size-complex="13pt" style:font-weight-complex="bold"/>
    </style:style>
    <style:style style:name="T104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105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106" style:family="text">
      <style:text-properties style:font-name="Liberation Serif" fo:font-size="13pt" officeooo:rsid="00b9b4ce" style:font-size-asian="13pt" style:font-size-complex="13pt"/>
    </style:style>
    <style:style style:name="T107" style:family="text">
      <style:text-properties style:font-name="Liberation Serif" fo:font-size="13pt" officeooo:rsid="00bc9323" style:font-size-asian="13pt" style:font-size-complex="13pt"/>
    </style:style>
    <style:style style:name="T108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109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110" style:family="text">
      <style:text-properties style:font-name="Liberation Serif" fo:font-size="13pt" fo:font-style="italic" fo:font-weight="bold" officeooo:rsid="00ba7226" style:font-size-asian="13pt" style:font-style-asian="italic" style:font-weight-asian="bold" style:font-size-complex="13pt" style:font-style-complex="italic" style:font-weight-complex="bold"/>
    </style:style>
    <style:style style:name="T111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112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113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114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115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116" style:family="text">
      <style:text-properties style:font-name="Liberation Serif" fo:font-size="13pt" fo:font-style="normal" officeooo:rsid="00c37c4f" style:font-size-asian="13pt" style:font-style-asian="normal" style:font-size-complex="13pt" style:font-style-complex="normal"/>
    </style:style>
    <style:style style:name="T117" style:family="text">
      <style:text-properties style:font-name="Liberation Serif" fo:font-size="13pt" fo:font-style="normal" fo:font-weight="bold" officeooo:rsid="00ba7226" style:font-size-asian="13pt" style:font-style-asian="normal" style:font-weight-asian="bold" style:font-size-complex="13pt" style:font-style-complex="normal" style:font-weight-complex="bold"/>
    </style:style>
    <style:style style:name="T118" style:family="text">
      <style:text-properties officeooo:rsid="005956e0"/>
    </style:style>
    <style:style style:name="T119" style:family="text">
      <style:text-properties officeooo:rsid="005b09d3"/>
    </style:style>
    <style:style style:name="T120" style:family="text">
      <style:text-properties style:text-underline-style="solid" style:text-underline-width="auto" style:text-underline-color="font-color" officeooo:rsid="00625baa"/>
    </style:style>
    <style:style style:name="T121" style:family="text">
      <style:text-properties style:text-underline-style="solid" style:text-underline-width="auto" style:text-underline-color="font-color" officeooo:rsid="00634ec2"/>
    </style:style>
    <style:style style:name="T122" style:family="text">
      <style:text-properties officeooo:rsid="006200fd"/>
    </style:style>
    <style:style style:name="T123" style:family="text">
      <style:text-properties style:text-underline-style="none" officeooo:rsid="00634ec2"/>
    </style:style>
    <style:style style:name="T124" style:family="text">
      <style:text-properties style:text-underline-style="none" officeooo:rsid="0068f0fa"/>
    </style:style>
    <style:style style:name="T125" style:family="text">
      <style:text-properties style:text-underline-style="none" officeooo:rsid="00625baa"/>
    </style:style>
    <style:style style:name="T126" style:family="text">
      <style:text-properties style:text-underline-style="none" officeooo:rsid="006b0861"/>
    </style:style>
    <style:style style:name="T127" style:family="text">
      <style:text-properties officeooo:rsid="00625baa"/>
    </style:style>
    <style:style style:name="T128" style:family="text">
      <style:text-properties officeooo:rsid="0062a451"/>
    </style:style>
    <style:style style:name="T129" style:family="text">
      <style:text-properties officeooo:rsid="0065171a"/>
    </style:style>
    <style:style style:name="T130" style:family="text">
      <style:text-properties fo:font-variant="small-caps" officeooo:rsid="0065171a" fo:background-color="transparent" loext:char-shading-value="0"/>
    </style:style>
    <style:style style:name="T131" style:family="text">
      <style:text-properties fo:font-variant="small-caps" officeooo:rsid="0068dc67" fo:background-color="transparent" loext:char-shading-value="0"/>
    </style:style>
    <style:style style:name="T132" style:family="text">
      <style:text-properties fo:font-variant="small-caps" officeooo:rsid="0068f0fa" fo:background-color="transparent" loext:char-shading-value="0"/>
    </style:style>
    <style:style style:name="T133" style:family="text">
      <style:text-properties fo:font-variant="small-caps" officeooo:rsid="006a11e8" fo:background-color="transparent" loext:char-shading-value="0"/>
    </style:style>
    <style:style style:name="T134" style:family="text">
      <style:text-properties officeooo:rsid="0068dc67"/>
    </style:style>
    <style:style style:name="T135" style:family="text">
      <style:text-properties officeooo:rsid="006a11e8"/>
    </style:style>
    <style:style style:name="T136" style:family="text">
      <style:text-properties officeooo:rsid="006c2c32"/>
    </style:style>
    <style:style style:name="T137" style:family="text">
      <style:text-properties officeooo:rsid="007a73a3"/>
    </style:style>
    <style:style style:name="T138" style:family="text">
      <style:text-properties officeooo:rsid="0085a84a"/>
    </style:style>
    <style:style style:name="T139" style:family="text">
      <style:text-properties officeooo:rsid="0087a4f3"/>
    </style:style>
    <style:style style:name="T140" style:family="text">
      <style:text-properties officeooo:rsid="00919973"/>
    </style:style>
    <style:style style:name="T141" style:family="text">
      <style:text-properties officeooo:rsid="009f1099"/>
    </style:style>
    <style:style style:name="T142" style:family="text">
      <style:text-properties officeooo:rsid="00a145c2"/>
    </style:style>
    <style:style style:name="T143" style:family="text">
      <style:text-properties officeooo:rsid="00ad0558"/>
    </style:style>
    <style:style style:name="T144" style:family="text">
      <style:text-properties officeooo:rsid="00b431ed"/>
    </style:style>
    <style:style style:name="T145" style:family="text">
      <style:text-properties officeooo:rsid="00bb69b7"/>
    </style:style>
    <style:style style:name="T146" style:family="text">
      <style:text-properties fo:background-color="#ffff00" loext:char-shading-value="0"/>
    </style:style>
    <style:style style:name="T147" style:family="text">
      <style:text-properties officeooo:rsid="00ae892b" fo:background-color="#ffff00" loext:char-shading-value="0"/>
    </style:style>
    <style:style style:name="T148" style:family="text">
      <style:text-properties fo:background-color="#66ffff" loext:char-shading-value="0"/>
    </style:style>
    <style:style style:name="T149" style:family="text">
      <style:text-properties officeooo:rsid="00d0f335" fo:background-color="#66ffff" loext:char-shading-value="0"/>
    </style:style>
    <style:style style:name="T150" style:family="text">
      <style:text-properties style:font-style-complex="normal"/>
    </style:style>
    <style:style style:name="T151" style:family="text">
      <style:text-properties officeooo:rsid="00bc0e13"/>
    </style:style>
    <style:style style:name="T152" style:family="text">
      <style:text-properties officeooo:rsid="00ae892b"/>
    </style:style>
    <style:style style:name="T153" style:family="text">
      <style:text-properties officeooo:rsid="00b0e5a4"/>
    </style:style>
    <style:style style:name="T154" style:family="text">
      <style:text-properties fo:background-color="#ff99ff" loext:char-shading-value="0"/>
    </style:style>
    <style:style style:name="T155" style:family="text">
      <style:text-properties officeooo:rsid="00d0da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98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44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99">⚠ </text:span><text:span text:style-name="T100">Attention aux distinctions entre ne1 </text:span><text:span text:style-name="T102">(ne, n', nen)</text:span><text:span text:style-name="T100"> /ne2 </text:span><text:span text:style-name="T102">(ne, ni, n')</text:span><text:span text:style-name="T100"> (ADVneg / CONcoo)  ; <text:s/>se (CONsub) / si (ADVgen) ; </text:span><text:span text:style-name="T101">en1 (PRE) et en2 (ADV) </text:span><text:span text:style-name="T100">;</text:span><text:span text:style-name="T104"> </text:span><text:span text:style-name="T105">cant1 (&lt;quando, qui peut être ADVint, ADVsub, CONsub, ADVgen) et cant2 (&lt;quantum).</text:span></text:p>
      <text:p text:style-name="P4"/>
      <text:p text:style-name="Text_20_body">« <text:span text:style-name="T143">car initial est &lt;ADVgen&gt; lorsqu’il précède un subjonctif d’ordre ou un impératif. Dans </text:span></text:p>
      <text:p text:style-name="Text_20_body">les autres cas, il est &lt;CONcoo&gt; »</text:p>
      <text:p text:style-name="P108">TL <text:span text:style-name="T145">(aussi AND)</text:span> distingue : <text:s/><text:span text:style-name="T106">ainz (&lt; ANTES), </text:span><text:span text:style-name="T109">avant</text:span><text:span text:style-name="T112">, </text:span><text:span text:style-name="T109">au contraire</text:span><text:span text:style-name="T106"> ≠ ainc (</text:span><text:span text:style-name="T107">&lt; *ANQUE, cf. FEW</text:span><text:span text:style-name="T106">), </text:span><text:span text:style-name="T109">jamais </text:span><text:span text:style-name="T113">(</text:span><text:span text:style-name="T114">plus </text:span><text:span text:style-name="T112">rare</text:span><text:span text:style-name="T113">). </text:span><text:span text:style-name="T115">Les graphies des manuscrits sont par contre à peu près interchangeables (ainz, ainc, aincs, einz, etc.)</text:span></text:p>
      <text:p text:style-name="P110"><text:span text:style-name="T109">c</text:span><text:span text:style-name="T108">e1</text:span><text:span text:style-name="T111"> pronom démonstratif neutre (ço en AN) et </text:span><text:span text:style-name="T108">ce2</text:span><text:span text:style-name="T111"> </text:span><text:span text:style-name="T116">(cis, ce, ces) </text:span><text:span text:style-name="T111">= cel, cest</text:span></text:p>
      <text:p text:style-name="P111">« es/as/ais [TL <text:span text:style-name="T11">ez</text:span><text:span text:style-name="T33">]</text:span> dans la construction <text:span text:style-name="T11">es vos</text:span> est &lt;ADVgen&gt; »</text:p>
      <text:p text:style-name="Heading_20_2">Pronoms<text:span text:style-name="T99">⚠ </text:span><text:span text:style-name="T103">à la distinction entre régime direct (</text:span><text:span text:style-name="T110">r</text:span><text:span text:style-name="T117">, le pronom est COD) et régime indirect prépositionnel ou non prépositionnel (</text:span><text:span text:style-name="T110">i</text:span><text:span text:style-name="T117">, le pronom est COI, et se trouve derrière une préposition ou non; par ex ; il </text:span><text:span text:style-name="T110">li</text:span><text:span text:style-name="T117"> dit sa pensee = il dit sa pensee [COD] </text:span><text:span text:style-name="T110">à lui</text:span><text:span text:style-name="T117"> [COI])</text:span></text:p>
      <text:p text:style-name="P7">Autre ex. : Karles mes sire vos rendra toz voz drois = Karles rendra <text:span text:style-name="T11">toz voz drois</text:span><text:span text:style-name="T150"> [COD] </text:span><text:span text:style-name="T11">vos</text:span><text:span text:style-name="T150"> [COI]</text:span></text:p>
      <text:p text:style-name="P165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33">Masc. et fém.</text:p>
          </table:table-cell>
          <table:table-cell table:style-name="Tableau4.A1" office:value-type="string">
            <text:p text:style-name="P133">Neutre</text:p>
          </table:table-cell>
          <table:table-cell table:style-name="Tableau4.D1" office:value-type="string">
            <text:p text:style-name="P133">Lemme<text:span text:style-name="T97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34">qui, ki (<text:span text:style-name="T11">dial., </text:span><text:span text:style-name="T17">surt. AN et E.,</text:span><text:span text:style-name="T33"> que, ke)</text:span></text:p>
          </table:table-cell>
          <table:table-cell table:style-name="Tableau4.A2" office:value-type="string">
            <text:p text:style-name="P134">qui, ki ; que, ke</text:p>
          </table:table-cell>
          <table:table-cell table:style-name="Tableau4.D2" office:value-type="string">
            <text:p text:style-name="P95">qui <text:span text:style-name="T83">; </text:span><text:span text:style-name="T136">que2|que3</text:span></text:p>
          </table:table-cell>
        </table:table-row>
        <table:table-row>
          <table:table-cell table:style-name="Tableau4.A2" office:value-type="string">
            <text:p text:style-name="P132">CR1</text:p>
          </table:table-cell>
          <table:table-cell table:style-name="Tableau4.A2" office:value-type="string">
            <text:p text:style-name="P135">que, ke</text:p>
          </table:table-cell>
          <table:table-cell table:style-name="Tableau4.A2" office:value-type="string">
            <text:p text:style-name="P138">que, ke</text:p>
          </table:table-cell>
          <table:table-cell table:style-name="Tableau4.D2" office:value-type="string">
            <text:p text:style-name="P143">que2|que3</text:p>
          </table:table-cell>
        </table:table-row>
        <table:table-row>
          <table:table-cell table:style-name="Tableau4.A2" office:value-type="string">
            <text:p text:style-name="P132">CR2</text:p>
          </table:table-cell>
          <table:table-cell table:style-name="Tableau4.A2" office:value-type="string">
            <text:p text:style-name="P138">cui, qui ; coi, quoi</text:p>
          </table:table-cell>
          <table:table-cell table:style-name="Tableau4.A2" office:value-type="string">
            <text:p text:style-name="P138">coi ; quoi</text:p>
          </table:table-cell>
          <table:table-cell table:style-name="Tableau4.D2" office:value-type="string">
            <text:p text:style-name="P96">cui ; <text:span text:style-name="T118">coi2</text:span></text:p>
          </table:table-cell>
        </table:table-row>
      </table:table>
      <text:p text:style-name="Text_20_body"><text:soft-page-break/>C'est <text:span text:style-name="T119">un peu compliqué, chez TL, au niveau des lemmes pour </text:span><text:span text:style-name="T18">que</text:span><text:span text:style-name="T119"> (surtout quand on le confronte à la vision Cattex), qui distingue :</text:span></text:p>
      <text:p text:style-name="P139"><text:span text:style-name="T64">que1</text:span> <text:span text:style-name="T129">(&lt; </text:span><text:span text:style-name="T130">quam</text:span><text:span text:style-name="T129">) </text:span>: Vergleichspart. ; qu', ke (8; 6; 26) =&gt; <text:span text:style-name="T11">que</text:span> comparatif (al. <text:span text:style-name="T11">als</text:span><text:span text:style-name="T33">), par ex. </text:span><text:span text:style-name="T22">plus tost…que …</text:span><text:span text:style-name="T42">, </text:span><text:span text:style-name="T23">plus bel que…</text:span><text:span text:style-name="T43">, </text:span><text:span text:style-name="T23">n'en a que…</text:span><text:span text:style-name="T43">, </text:span><text:span text:style-name="T24">fors que</text:span><text:span text:style-name="T44">…,</text:span><text:span text:style-name="T43"> </text:span><text:span text:style-name="T42">etc.</text:span><text:span text:style-name="T33"> ; </text:span><text:span text:style-name="T38">dans Cattex, il s'agit du que </text:span><text:span text:style-name="T56">CONsub</text:span><text:span text:style-name="T38">, avec le lemme </text:span><text:span text:style-name="T58">que1</text:span></text:p>
      <text:p text:style-name="P140"><text:span text:style-name="T64">que2</text:span> <text:span text:style-name="T134">(&lt; </text:span><text:span text:style-name="T130">qu</text:span><text:span text:style-name="T131">i, quem, quam, quod</text:span><text:span text:style-name="T134">) </text:span>: pron. rel., adv. rel. ; qu', ke (8; 9; 18) <text:span text:style-name="T127">=&gt; </text:span><text:span text:style-name="T20">que</text:span><text:span text:style-name="T127"> </text:span><text:span text:style-name="T120">PROrel</text:span><text:span text:style-name="T127">, (la chose que j'ai mangée…), avec le lemme </text:span><text:span text:style-name="T120">que2</text:span><text:span text:style-name="T125">, </text:span><text:span text:style-name="T126">confondu en pratique avec le suivant</text:span></text:p>
      <text:p text:style-name="P141"><text:span text:style-name="T64">que3</text:span> <text:span text:style-name="T134">(&lt; </text:span><text:span text:style-name="T130">qu</text:span><text:span text:style-name="T131">i</text:span><text:span text:style-name="T132">d</text:span><text:span text:style-name="T134">) </text:span>: pron. interrog. ; qu', ke (8; 19; 34) <text:span text:style-name="T128">=&gt; </text:span><text:span text:style-name="T21">que</text:span><text:span text:style-name="T128"> </text:span><text:span text:style-name="T121">PROint</text:span><text:span text:style-name="T123">, </text:span><text:span text:style-name="T124">avec le lemme </text:span><text:span text:style-name="T120">que3</text:span></text:p>
      <text:p text:style-name="P142"><text:span text:style-name="T64">que4</text:span> <text:span text:style-name="T135">(&lt; </text:span><text:span text:style-name="T130">qu</text:span><text:span text:style-name="T133">ia</text:span><text:span text:style-name="T135">) </text:span>: conjunct. ; ques, ke (8; 23; 28) <text:span text:style-name="T122">=&gt; </text:span><text:span text:style-name="T19">que</text:span><text:span text:style-name="T122"> conj. sub., (al. </text:span><text:span text:style-name="T19">daß</text:span><text:span text:style-name="T39">), par ex. </text:span><text:span text:style-name="T19">il avint que… </text:span><text:span text:style-name="T39">; </text:span><text:span text:style-name="T45">aussi consécutif, </text:span><text:span text:style-name="T25">il fist tant que…</text:span><text:span text:style-name="T45">, </text:span><text:span text:style-name="T46">etc.,</text:span><text:span text:style-name="T39"> dans Cattex, c'est aussi le </text:span><text:span text:style-name="T19">que</text:span><text:span text:style-name="T39"> </text:span><text:span text:style-name="T57">CONsub</text:span><text:span text:style-name="T59">, avec le lemme </text:span><text:span text:style-name="T57">que4</text:span></text:p>
      <text:p text:style-name="P144"><text:span text:style-name="T47">N.B. : </text:span><text:span text:style-name="T49">C</text:span><text:span text:style-name="T47">attex a également un que ADVgen, « dans la négation restrictive (ne [...] que) est étiqueté &lt;ADVgen&gt; ; idem dans la construction ne [...] mais [...] que [...] ou ne [...] mais [...] ». </text:span><text:span text:style-name="T50">On lui donne également le lemme </text:span><text:span text:style-name="T58">que1</text:span><text:span text:style-name="T49">. </text:span><text:span text:style-name="T52">Ex. Franceis se taisent, ne mais que Guenelun.</text:span></text:p>
      <text:p text:style-name="P163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40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64">gié</text:span></text:p>
            <text:p text:style-name="P76">CR <text:s/>me, <text:span text:style-name="T64">mei, moi</text:span><text:span text:style-name="T83">, </text:span><text:span text:style-name="T64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1">pic</text:span>. te)</text:p>
            <text:p text:style-name="P76">CR te, <text:span text:style-name="T64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68">lui</text:span></text:p>
            <text:p text:style-name="P79">CRI li, <text:span text:style-name="T64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64">li, lei, lié</text:span></text:p>
            <text:p text:style-name="P78">li, <text:span text:style-name="T64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64">sei, soi</text:span></text:p>
          </table:table-cell>
          <table:table-cell table:style-name="Tableau5.H2" office:value-type="string">
            <text:p text:style-name="P72">il ; <text:span text:style-name="T141">soi1</text:span></text:p>
          </table:table-cell>
        </table:table-row>
        <table:table-row>
          <table:table-cell table:style-name="Tableau5.A2" office:value-type="string">
            <text:p text:style-name="P70"><text:span text:style-name="T137">1</text:span> <text:span text:style-name="T137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137">2</text:span> <text:span text:style-name="T137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 <text:span text:style-name="T155">[ou vos?]</text:span></text:p>
          </table:table-cell>
        </table:table-row>
        <table:table-row>
          <table:table-cell table:style-name="Tableau5.A2" office:value-type="string">
            <text:p text:style-name="P70"><text:span text:style-name="T137">3</text:span> <text:span text:style-name="T137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138">s, </text:span><text:span text:style-name="T69">els, eus</text:span></text:p>
            <text:p text:style-name="P84">CRI <text:span text:style-name="T138">lor, </text:span><text:span text:style-name="T69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138">s, els, eus</text:span></text:p>
            <text:p text:style-name="P88">les, <text:span text:style-name="T70">eles, els, eus</text:span></text:p>
            <text:p text:style-name="P89">lor, <text:span text:style-name="T64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64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64">Pronoms, déterminants et articles possessifs : les paradigmes et leurs lemmes <text:span text:style-name="T139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</text:span><text:soft-page-break/><text:span text:style-name="T7">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75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1">mes</text:span><text:span text:style-name="T33">, </text:span><text:span text:style-name="T11">mis </text:span><text:span text:style-name="T33">(AN)</text:span></text:p>
            <text:p text:style-name="P39">CR <text:span text:style-name="T11">mon, mun</text:span> (AN<text:span text:style-name="T74">)</text:span>, <text:span text:style-name="T11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1">ma</text:span>, <text:span text:style-name="T11">me</text:span><text:span text:style-name="T33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1">tes, tis</text:span></text:p>
            <text:p text:style-name="P28"><text:span text:style-name="T33">CR </text:span><text:span text:style-name="T11">ton</text:span><text:span text:style-name="T33">, </text:span><text:span text:style-name="T11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1">ta</text:span>, <text:span text:style-name="T11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1">ses</text:span></text:p>
            <text:p text:style-name="P28"><text:span text:style-name="T33">CR </text:span><text:span text:style-name="T11">son</text:span><text:span text:style-name="T33">, </text:span><text:span text:style-name="T11">sun</text:span><text:span text:style-name="T33">, </text:span><text:span text:style-name="T11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33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64">son4</text:span> </text:p>
            <text:p text:style-name="P50">(en réalité, pas une vraie entrée, mais un renvoi à suen<text:span text:style-name="T73">…</text:span>)</text:p>
          </table:table-cell>
        </table:table-row>
      </table:table>
      <text:p text:style-name="P90"/>
      <text:p text:style-name="P90"/>
      <text:p text:style-name="P93">Adjectif possessif fort, <text:span text:style-name="T76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75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1">m</text:span><text:span text:style-name="T12">i</text:span><text:span text:style-name="T11">e</text:span><text:span text:style-name="T12">n</text:span><text:span text:style-name="T11">s</text:span><text:span text:style-name="T33">, </text:span><text:span text:style-name="T11">m</text:span><text:span text:style-name="T12">en</text:span><text:span text:style-name="T11">s </text:span><text:span text:style-name="T33">(AN)</text:span></text:p>
            <text:p text:style-name="P43">CR <text:span text:style-name="T11">m</text:span><text:span text:style-name="T12">ien</text:span><text:span text:style-name="T11">, </text:span><text:span text:style-name="T12">men</text:span> (AN<text:span text:style-name="T74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1">meie</text:span><text:span text:style-name="T33">, </text:span><text:span text:style-name="T11">moie</text:span><text:span text:style-name="T33"> ; <text:s/></text:span><text:span text:style-name="T11">mieue</text:span><text:span text:style-name="T33">, </text:span><text:span text:style-name="T11">miue</text:span><text:span text:style-name="T33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2">tuens</text:span><text:span text:style-name="T34">, </text:span><text:span text:style-name="T12">tuns </text:span><text:span text:style-name="T34">(AN)</text:span><text:span text:style-name="T12">, toens</text:span><text:span text:style-name="T34"> (O)</text:span></text:p>
            <text:p text:style-name="P32"><text:span text:style-name="T33">CR </text:span><text:span text:style-name="T12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1">toe, toue, teue, tue </text:span><text:span text:style-name="T33">(AN)</text:span><text:span text:style-name="T11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2">suens, suns, soens</text:span></text:p>
            <text:p text:style-name="P32"><text:span text:style-name="T33">CR </text:span><text:span text:style-name="T12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30">Cert<text:span text:style-name="T77">ains grammairiens distinguent, et d'autres non, deux paradigmes séparés pour « article » et adjectif possessif. Les formes sont en tous cas assez largement communes… et TL ne fait pas de distinction de lemmes.</text:span></text:p>
      <text:p text:style-name="P131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75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3">nostre(s)</text:span><text:span text:style-name="T35">, </text:span><text:span text:style-name="T13">nos</text:span><text:span text:style-name="T35"> (pic.)</text:span></text:p>
            <text:p text:style-name="P44">CR <text:span text:style-name="T13">nostre, no</text:span><text:span text:style-name="T78"> (pic.)</text:span></text:p>
          </table:table-cell>
          <table:table-cell table:style-name="Tableau3.A2" office:value-type="string">
            <text:p text:style-name="P52">nostre, no<text:span text:style-name="T33"> (pic.)</text:span></text:p>
            <text:p text:style-name="P52">noz, nos<text:span text:style-name="T33"> (dt pic.)</text:span><text:span text:style-name="T10">1</text:span></text:p>
          </table:table-cell>
          <table:table-cell table:style-name="Tableau3.A2" office:value-type="string">
            <text:p text:style-name="P37"><text:span text:style-name="T11">nostre ;</text:span><text:span text:style-name="T33"> </text:span><text:span text:style-name="T11">no, noe</text:span><text:span text:style-name="T33"> (pic.)</text:span></text:p>
          </table:table-cell>
          <table:table-cell table:style-name="Tableau3.A2" office:value-type="string">
            <text:p text:style-name="P55">noz, nos ; nos, noes <text:span text:style-name="T33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34"> </text:span><text:span text:style-name="T14">vostre</text:span><text:span text:style-name="T36">(</text:span><text:span text:style-name="T14">s</text:span><text:span text:style-name="T36">), </text:span><text:span text:style-name="T14">vos</text:span><text:span text:style-name="T36"> (pic.)</text:span></text:p>
            <text:p text:style-name="P46"><text:span text:style-name="T74">C</text:span>R <text:span text:style-name="T14">vostre</text:span><text:span text:style-name="T79">, </text:span><text:span text:style-name="T14">vo</text:span><text:span text:style-name="T79"> (pic.)</text:span></text:p>
          </table:table-cell>
          <table:table-cell table:style-name="Tableau3.A2" office:value-type="string">
            <text:p text:style-name="P46"><text:span text:style-name="T14">vostre</text:span><text:span text:style-name="T79">, </text:span><text:span text:style-name="T14">vo</text:span><text:span text:style-name="T79"> (pic.)</text:span></text:p>
            <text:p text:style-name="P53"><text:span text:style-name="T80">v</text:span>oz, <text:span text:style-name="T80">v</text:span>os<text:span text:style-name="T33"> (dt pic.)</text:span><text:span text:style-name="T10">1</text:span></text:p>
          </table:table-cell>
          <table:table-cell table:style-name="Tableau3.A2" office:value-type="string">
            <text:p text:style-name="P38"><text:span text:style-name="T11">vostre </text:span><text:span text:style-name="T33">; </text:span><text:span text:style-name="T11">vo, voe</text:span><text:span text:style-name="T33"> (pic.)</text:span></text:p>
          </table:table-cell>
          <table:table-cell table:style-name="Tableau3.A2" office:value-type="string">
            <text:p text:style-name="P56">voz<text:span text:style-name="T33">, </text:span>vos <text:span text:style-name="T33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33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><text:soft-page-break/></text:p>
      <text:p text:style-name="P12">1 : G. Hasenohr distingue des formes <text:span text:style-name="T11">nostres</text:span>, <text:span text:style-name="T11">vostres</text:span> caractéristiques du <text:span text:style-name="T81">masc.</text:span> CR pl.<text:span text:style-name="T81"> et fém. pl.</text:span> de l'adj. poss.</text:p>
      <text:p text:style-name="P11"/>
      <text:p text:style-name="P11">N.B. : il existe un neutre de l'adj. poss., équivalent au CR masculin <text:span text:style-name="T81">(ex. </text:span><text:span text:style-name="T15">Tout ert vostre aprés sa fin)</text:span></text:p>
      <text:p text:style-name="P13"/>
      <text:p text:style-name="P167">Morphologie verbale</text:p>
      <text:p text:style-name="P166">Participes présents</text:p>
      <text:p text:style-name="Text_20_body">D<text:span text:style-name="T151">istinction entre formes nominales (adjectif verbal, …) et verbales (gérondif) du participe présent.</text:span></text:p>
      <text:p text:style-name="P155">Pour distinguer le gérondif, qui est généralement invariable, des autres emplois de la forme en -ant, on étiquette les gérondifs en morpho-syntaxe <text:span text:style-name="T11">xxx</text:span><text:span text:style-name="T33"> .</text:span></text:p>
      <text:p text:style-name="P136"/>
      <text:p text:style-name="Heading_20_3">Lemmes absents de TL et ajoutés</text:p>
      <text:p text:style-name="Text_20_body"><text:span text:style-name="T64">acesmeement </text:span><text:span text:style-name="T83">lemme du DMF, car pas d'entrée dans TL, mais </text:span><text:span text:style-name="T85">cité dans acesmer</text:span></text:p>
      <text:p text:style-name="P97">aigrement<text:span text:style-name="T83"> </text:span></text:p>
      <text:p text:style-name="P150"><text:span text:style-name="T64">adureement</text:span>, lemme de Godefroy (absent de TL)</text:p>
      <text:p text:style-name="P98">aigrement</text:p>
      <text:p text:style-name="P115"><text:span text:style-name="T148">al</text:span><text:span text:style-name="T149">ex</text:span><text:span text:style-name="T148">andrin</text:span><text:span text:style-name="T83">, adj. [relatif à Alexandrie] </text:span><text:span text:style-name="T92">(absent du TL, </text:span><text:span text:style-name="T95">lemme GD, DMF ; </text:span><text:span text:style-name="T96">&lt;AND alisandrin&gt;</text:span><text:span text:style-name="T92">)</text:span></text:p>
      <text:p text:style-name="P98"><text:span text:style-name="T147">almaafle</text:span><text:span text:style-name="T91">, terme propre à Otinel (lemme provisoire)</text:span></text:p>
      <text:p text:style-name="P118"><text:span text:style-name="T152">angoissosement</text:span><text:span text:style-name="T91">, </text:span><text:span text:style-name="T83">(entrée angoissos TL)</text:span></text:p>
      <text:p text:style-name="P111"><text:span text:style-name="T147">arestison</text:span><text:span text:style-name="T91">, </text:span><text:span text:style-name="T83">lemme absent de TL, lemme Godefroy utilisé (&lt;DMF ARRESTOISON&gt;, &lt;G arestison&gt;, &lt;AND aretison&gt;)</text:span></text:p>
      <text:p text:style-name="P125"><text:span text:style-name="T154">atant</text:span><text:span text:style-name="T83">, adv, (à </text:span><text:span text:style-name="T26">tant</text:span><text:span text:style-name="T47"> dans TL)</text:span></text:p>
      <text:p text:style-name="P109"><text:span text:style-name="T146">atroper</text:span><text:span text:style-name="T83"> lemme absent de TL, lemme Godefroy/DMF utilisé</text:span></text:p>
      <text:p text:style-name="P154"><text:span text:style-name="T64">autrement</text:span><text:span text:style-name="T83">, adv. (à </text:span><text:span text:style-name="T26">autre</text:span><text:span text:style-name="T47"> dans TL)</text:span></text:p>
      <text:p text:style-name="P162"><text:span text:style-name="T72">autrier</text:span><text:span text:style-name="T83">, adv. </text:span><text:span text:style-name="T94">substantivé</text:span><text:span text:style-name="T83"> (à </text:span><text:span text:style-name="T26">ier</text:span><text:span text:style-name="T47"> dans TL)</text:span></text:p>
      <text:p text:style-name="P151"><text:span text:style-name="T64">belement</text:span><text:span text:style-name="T83">, (à </text:span><text:span text:style-name="T26">bel1</text:span><text:span text:style-name="T47"> dans TL)</text:span></text:p>
      <text:p text:style-name="P146"><text:span text:style-name="T64">c</text:span><text:span text:style-name="T66">an</text:span><text:span text:style-name="T64">t</text:span><text:span text:style-name="T66">que</text:span><text:span text:style-name="T85"> </text:span><text:span text:style-name="T83">(</text:span><text:span text:style-name="T85">PROrel</text:span><text:span text:style-name="T83">), </text:span><text:span text:style-name="T87">sous entrée de cant2 dans TL</text:span></text:p>
      <text:p text:style-name="P161"><text:span text:style-name="T66">c</text:span><text:span text:style-name="T64">eelement</text:span><text:span text:style-name="T83">, </text:span><text:span text:style-name="T88">(à </text:span><text:span text:style-name="T26">céler1</text:span><text:span text:style-name="T83"> dans TL</text:span><text:span text:style-name="T88">)</text:span></text:p>
      <text:p text:style-name="P124">coiement<text:span text:style-name="T83">, adv. (à </text:span><text:span text:style-name="T26">coi1</text:span><text:span text:style-name="T47"> dans TL)</text:span></text:p>
      <text:p text:style-name="P122"><text:span text:style-name="T142">comunaument</text:span><text:span text:style-name="T87">, </text:span><text:span text:style-name="T88">(à </text:span><text:span text:style-name="T27">comunal</text:span><text:span text:style-name="T87"> dans TL</text:span><text:span text:style-name="T88">)</text:span></text:p>
      <text:p text:style-name="P127"><text:span text:style-name="T153">c</text:span>omunement<text:span text:style-name="T83">, adv (à </text:span><text:span text:style-name="T26">comun</text:span><text:span text:style-name="T47"> dans TL)</text:span></text:p>
      <text:p text:style-name="P128"><text:span text:style-name="T63">cortoisement</text:span><text:span text:style-name="T33">, </text:span><text:span text:style-name="T47">adv. (à </text:span><text:span text:style-name="T26">cortois</text:span><text:span text:style-name="T47"> dans TL)</text:span></text:p>
      <text:p text:style-name="P147"><text:soft-page-break/><text:span text:style-name="T66">damnedeu</text:span><text:span text:style-name="T85"> </text:span><text:span text:style-name="T89">(renvoi </text:span><text:span text:style-name="T86">dans </text:span><text:span text:style-name="T89">TL)</text:span></text:p>
      <text:p text:style-name="Text_20_body"><text:span text:style-name="T66">dragoncel</text:span><text:span text:style-name="T85"> </text:span><text:span text:style-name="T83">(renvoi dans TL)</text:span></text:p>
      <text:p text:style-name="P152"><text:span text:style-name="T64">durement</text:span><text:span text:style-name="T83"> </text:span></text:p>
      <text:p text:style-name="P156"><text:span text:style-name="T64">empoignëor</text:span><text:span text:style-name="T83">, entrée dans TL avec renvoi à Godefroy</text:span></text:p>
      <text:p text:style-name="P160"><text:span text:style-name="T64">engrant</text:span><text:span text:style-name="T83">, adj. (à </text:span><text:span text:style-name="T26">grant</text:span><text:span text:style-name="T47"> dans TL)</text:span></text:p>
      <text:p text:style-name="P120"><text:span text:style-name="T33">erranment</text:span><text:span text:style-name="T47">, adv. (à </text:span><text:span text:style-name="T26">errer2</text:span><text:span text:style-name="T47"> dans TL)</text:span></text:p>
      <text:p text:style-name="P158"><text:span text:style-name="T60">esforcieement</text:span><text:span text:style-name="T47">, à esforcier2</text:span></text:p>
      <text:p text:style-name="P157"><text:span text:style-name="T64">faitement</text:span>, lemme absent de TL, présent dans DMF et G</text:p>
      <text:p text:style-name="P103">fierement</text:p>
      <text:p text:style-name="P129"><text:span text:style-name="T66">forment</text:span><text:span text:style-name="T85">, </text:span><text:span text:style-name="T88">(</text:span><text:span text:style-name="T85">à </text:span><text:span text:style-name="T28">fort</text:span><text:span text:style-name="T85"> dans TL</text:span><text:span text:style-name="T88">) ! </text:span><text:span text:style-name="T32">Forment</text:span><text:span text:style-name="T55"> existe déjà dans le TL, comme substantif (=froment). A corriger.</text:span></text:p>
      <text:p text:style-name="Text_20_body"><text:span text:style-name="T66">g</text:span><text:span text:style-name="T64">entement</text:span><text:span text:style-name="T83"> </text:span><text:span text:style-name="T90">(TL gent2)</text:span></text:p>
      <text:p text:style-name="P148"><text:span text:style-name="T64">granment</text:span><text:span text:style-name="T83">, </text:span><text:span text:style-name="T88">(à </text:span><text:span text:style-name="T26">grant</text:span><text:span text:style-name="T83"> dans TL</text:span><text:span text:style-name="T88">)</text:span></text:p>
      <text:p text:style-name="Text_20_body"><text:span text:style-name="T64">hautement</text:span> (sous entrée de haut)</text:p>
      <text:p text:style-name="P126"><text:span text:style-name="T154">huimais</text:span>, <text:span text:style-name="T83">adv. (à </text:span><text:span text:style-name="T26">ui</text:span><text:span text:style-name="T47"> dans TL)</text:span></text:p>
      <text:p text:style-name="P99">isnelement<text:span text:style-name="T83">, </text:span><text:span text:style-name="T88">(à</text:span><text:span text:style-name="T83"> </text:span><text:span text:style-name="T26">isnel</text:span><text:span text:style-name="T83"> dans TL</text:span><text:span text:style-name="T88">)</text:span></text:p>
      <text:p text:style-name="Text_20_body"><text:span text:style-name="T64">ja+mais1</text:span><text:span text:style-name="T83"> lorsque </text:span><text:span text:style-name="T26">jamés</text:span><text:span text:style-name="T83"> graphié en une unité dans le ms. (cf. DMF, AND jamés), sinon, on utilise les deux étiquettes </text:span><text:span text:style-name="T84">séparément.</text:span></text:p>
      <text:p text:style-name="Text_20_body"><text:span text:style-name="T67">lëaument</text:span><text:span text:style-name="T84"> </text:span></text:p>
      <text:p text:style-name="P158"><text:span text:style-name="T67">lieement</text:span><text:span text:style-name="T84"> </text:span></text:p>
      <text:p text:style-name="P149"><text:span text:style-name="T71">longement</text:span><text:span text:style-name="T85">, </text:span><text:span text:style-name="T88">(à </text:span><text:span text:style-name="T28">lonc</text:span><text:span text:style-name="T85"> dans TL</text:span><text:span text:style-name="T88">)</text:span></text:p>
      <text:p text:style-name="P106">malement<text:span text:style-name="T83">, adv (à </text:span><text:span text:style-name="T26">mal</text:span><text:span text:style-name="T47"> dans TL)</text:span></text:p>
      <text:p text:style-name="Text_20_body"><text:span text:style-name="T64">menüement</text:span><text:span text:style-name="T83"> (entrée à menu dans TL)</text:span></text:p>
      <text:p text:style-name="P159"><text:span text:style-name="T64">mescrëant</text:span><text:span text:style-name="T83"> </text:span></text:p>
      <text:p text:style-name="P137">novelement<text:span text:style-name="T83">, </text:span><text:span text:style-name="T93">TL à </text:span><text:span text:style-name="T31">novel</text:span></text:p>
      <text:p text:style-name="P145"><text:span text:style-name="T64">orgoillosement</text:span><text:span text:style-name="T83"> </text:span></text:p>
      <text:p text:style-name="Text_20_body"><text:span text:style-name="T64">par</text:span><text:span text:style-name="T65">2</text:span><text:span text:style-name="T82"> (cf. Godefroy, DMF, AND par2) : par adverbe d'intensité (moult par …, trop par…, ou seul avec vb. , ex. </text:span><text:span text:style-name="T16">li vostre niés que vus par amez tant</text:span><text:span text:style-name="T37">)</text:span></text:p>
      <text:p text:style-name="P107"><text:span text:style-name="T37">p</text:span><text:span text:style-name="T33">remierement</text:span><text:span text:style-name="T47">, adv., (à </text:span><text:span text:style-name="T26">premier</text:span><text:span text:style-name="T47"> dans TL)</text:span></text:p>
      <text:p text:style-name="P100"><text:span text:style-name="T37">p</text:span><text:span text:style-name="T33">riveement</text:span><text:span text:style-name="T47">, (à </text:span><text:span text:style-name="T26">privé1</text:span><text:span text:style-name="T47"> dans TL)</text:span></text:p>
      <text:p text:style-name="P101"><text:span text:style-name="T37">p</text:span><text:span text:style-name="T33">rodome</text:span><text:span text:style-name="T47">, (à </text:span><text:span text:style-name="T26">pro</text:span><text:span text:style-name="T47"> dans TL)</text:span></text:p>
      <text:p text:style-name="P116"><text:span text:style-name="T33">renois</text:span><text:span text:style-name="T47">, </text:span><text:span text:style-name="T54">(absent de TL, G, AND) lemme du DMF</text:span></text:p>
      <text:p text:style-name="P123"><text:soft-page-break/><text:span text:style-name="T37">rëondement</text:span><text:span text:style-name="T51">, (à </text:span><text:span text:style-name="T29">rëont</text:span><text:span text:style-name="T51"> dans TL)</text:span></text:p>
      <text:p text:style-name="P124"><text:span text:style-name="T37">r</text:span><text:span text:style-name="T33">ichement</text:span><text:span text:style-name="T47">, adv. (à </text:span><text:span text:style-name="T26">riche</text:span><text:span text:style-name="T47"> dans TL)</text:span></text:p>
      <text:p text:style-name="P119"><text:span text:style-name="T37">roidement</text:span><text:span text:style-name="T51">, </text:span><text:span text:style-name="T47">TL à </text:span><text:span text:style-name="T26">roit2</text:span></text:p>
      <text:p text:style-name="P117"><text:span text:style-name="T37">r</text:span><text:span text:style-name="T33">esplendre</text:span><text:span text:style-name="T47">, (renvoi à </text:span><text:span text:style-name="T26">resplendir</text:span><text:span text:style-name="T47"> dans TL)</text:span></text:p>
      <text:p text:style-name="P104"><text:span text:style-name="T37">s</text:span><text:span text:style-name="T33">aintisme</text:span><text:span text:style-name="T47"> (adj.), (à </text:span><text:span text:style-name="T26">saint1</text:span><text:span text:style-name="T47"> dans TL)</text:span></text:p>
      <text:p text:style-name="P102"><text:span text:style-name="T37">sëurement</text:span><text:span text:style-name="T51">, (à </text:span><text:span text:style-name="T29">sëur</text:span><text:span text:style-name="T51"> dant TL)</text:span></text:p>
      <text:p text:style-name="Text_20_body"><text:span text:style-name="T64">sobitement</text:span><text:span text:style-name="T83"> (sous entrée de </text:span><text:span text:style-name="T26">sobit</text:span><text:span text:style-name="T47"> que nous autonomisons)</text:span></text:p>
      <text:p text:style-name="Text_20_body"><text:span text:style-name="T64">suzsele</text:span><text:span text:style-name="T33"> </text:span><text:span text:style-name="T48">lemme emprunté à l'AND, car absent de TL</text:span></text:p>
      <text:p text:style-name="P121"><text:span text:style-name="T62">t</text:span><text:span text:style-name="T61">endrement</text:span><text:span text:style-name="T47">, (à </text:span><text:span text:style-name="T26">tendre</text:span><text:span text:style-name="T47"> dans TL)</text:span></text:p>
      <text:p text:style-name="P105"><text:span text:style-name="T40">t</text:span><text:span text:style-name="T33">ozjors</text:span><text:span text:style-name="T47">, adv (absent du TL)</text:span></text:p>
      <text:p text:style-name="P113"><text:span text:style-name="T40">vaillant</text:span><text:span text:style-name="T48"> (subst.), (à </text:span><text:span text:style-name="T30">valoir</text:span><text:span text:style-name="T48"> dans TL</text:span><text:span text:style-name="T53">)</text:span></text:p>
      <text:p text:style-name="P114"><text:span text:style-name="T41">v</text:span><text:span text:style-name="T33">ilment</text:span><text:span text:style-name="T47">, adv. (à </text:span><text:span text:style-name="T26">vil1</text:span><text:span text:style-name="T47"> dans TL)</text:span></text:p>
      <text:p text:style-name="P112"><text:span text:style-name="T40">v</text:span><text:span text:style-name="T33">istement</text:span></text:p>
      <text:p text:style-name="P112"/>
      <text:p text:style-name="P153"><text:span text:style-name="T33">On peut se demander pourquoi TL proposer un lemme </text:span><text:span text:style-name="T11">sans</text:span><text:span text:style-name="T33"> (&lt;SINE) plutôt que </text:span><text:span text:style-name="T11">sen(s)</text:span><text:span text:style-name="T33">, qui serait plus conforme à l'étymologie et à sa pratique habitu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7-02-20T17:10:38.017934790</dc:date>
    <meta:editing-duration>P5DT28M23S</meta:editing-duration>
    <meta:editing-cycles>195</meta:editing-cycles>
    <meta:generator>LibreOffice/5.1.4.2$Linux_X86_64 LibreOffice_project/10m0$Build-2</meta:generator>
    <meta:document-statistic meta:table-count="5" meta:image-count="0" meta:object-count="0" meta:page-count="6" meta:paragraph-count="253" meta:word-count="1532" meta:character-count="8233" meta:non-whitespace-character-count="6938"/>
  </office:meta>
</office:document-meta>
</file>